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32977"/>
    </style:style>
    <style:style style:name="T4" style:family="text">
      <style:text-properties officeooo:rsid="00268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8" style:data-style-name="N0">8</text:variable-set>: <text:span text:style-name="T4">Optical Phenomena Review</text:span></text:p>
      <text:list xml:id="list8636879957729862301" text:style-name="L1">
        <text:list-item>
          <text:p text:style-name="P5"/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0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1-18T06:55:19.556241435" text:date-adjust="PT24H00M00S">11/19/14</text:date></text:span></text:p>
      </style:header>
      <style:footer>
        <text:p text:style-name="MP1">1<text:span text:style-name="MT2">st</text:span> Nine Weeks<text:tab/><text:page-number text:select-page="current">1</text:page-number>/<text:page-count>1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06:54:37.981816792</meta:creation-date>
    <meta:editing-duration>P0D</meta:editing-duration>
    <meta:editing-cycles>2</meta:editing-cycles>
    <meta:generator>LibreOffice/4.2.6.3$Linux_X86_64 LibreOffice_project/420$Build-3</meta:generator>
    <meta:initial-creator>Jonas Williamson</meta:initial-creator>
    <dc:date>2014-11-18T06:55:19.510033713</dc:date>
    <dc:creator>Jonas Williamson</dc:creator>
    <meta:document-statistic meta:table-count="0" meta:image-count="1" meta:object-count="0" meta:page-count="1" meta:paragraph-count="4" meta:word-count="14" meta:character-count="91" meta:non-whitespace-character-count="75"/>
  </office:meta>
</office:document-meta>
</file>